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a72b8" officeooo:paragraph-rsid="000a72b8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72b8" officeooo:paragraph-rsid="000a72b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72b8" officeooo:paragraph-rsid="000fa44f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a72b8" officeooo:paragraph-rsid="000a72b8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officeooo:rsid="0013b8ca" officeooo:paragraph-rsid="0013b8ca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12pt" officeooo:rsid="000a72b8" officeooo:paragraph-rsid="000fa44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ed89" officeooo:paragraph-rsid="0013ed89" style:font-size-asian="10.5pt" style:font-size-complex="12pt"/>
    </style:style>
    <style:style style:name="T1" style:family="text">
      <style:text-properties officeooo:rsid="000a8f40"/>
    </style:style>
    <style:style style:name="T2" style:family="text">
      <style:text-properties officeooo:rsid="000c1bf4"/>
    </style:style>
    <style:style style:name="T3" style:family="text">
      <style:text-properties officeooo:rsid="000dc8e6"/>
    </style:style>
    <style:style style:name="T4" style:family="text">
      <style:text-properties officeooo:rsid="000fa44f"/>
    </style:style>
    <style:style style:name="T5" style:family="text">
      <style:text-properties officeooo:rsid="0010b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SSOUM Nabil</text:p>
      <text:p text:style-name="P5">DIALLO Souleymane</text:p>
      <text:p text:style-name="P1"/>
      <text:p text:style-name="P1">Rapport</text:p>
      <text:p text:style-name="P1"/>
      <text:p text:style-name="P1"/>
      <text:p text:style-name="P2">Architecture du framework</text:p>
      <text:p text:style-name="P2"/>
      <text:p text:style-name="P2"><text:span text:style-name="T2">Une c</text:span>lasse Plateau + une classe Case.</text:p>
      <text:p text:style-name="P2"/>
      <text:p text:style-name="P2">Chaque jeu à implémenter a un plateau rempli de cases. Ce plateau sera de taille n*m cases.</text:p>
      <text:p text:style-name="P3">Les cases auront un état particulier selon le jeu, par exemple pour le jeu 2048 <text:span text:style-name="T3">(</text:span>sans extension<text:span text:style-name="T3">s)</text:span>, les différents états possibles seront : soit vide<text:span text:style-name="T5">s</text:span>, soit une puissance de 2 strictement positive. </text:p>
      <text:p text:style-name="P3">Pour cela, on mettra la classe case comme générique, <text:span text:style-name="T4">car une case peut être de plusieurs types différents</text:span>. </text:p>
      <text:p text:style-name="P3">Et ensuite, chaque jeu aura à définir les différents états des cases qu’ils auront besoin <text:span text:style-name="T1">dans une énumération. Grâce à cela, on peut implémenter d’autres jeu qui utilisent un plateau de cases, il faudra juste mettre les différents états possibles pour chaque case dans la classe du jeu.</text:span></text:p>
      <text:p text:style-name="P3"/>
      <text:p text:style-name="P3"/>
      <text:p text:style-name="P7">Classe Case :</text:p>
      <text:p text:style-name="P7">Attributs : </text:p>
      <text:p text:style-name="P7"/>
      <text:p text:style-name="P7"/>
      <text:p text:style-name="P7"/>
      <text:p text:style-name="P7">Classe Plateau :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2:24:56.123863730</meta:creation-date>
    <dc:date>2016-11-22T14:23:01.944642082</dc:date>
    <meta:editing-duration>PT1H33M49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138" meta:character-count="822" meta:non-whitespace-character-count="693"/>
  </office:meta>
</office:document-meta>
</file>